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hitney" svg:font-family="Whitney, 'Helvetica Neue', Helvetica, Arial, sans-serif"/>
    <style:font-face style:name="inherit" svg:font-family="inherit"/>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agraph-properties style:writing-mode="lr-tb"/>
      <style:text-properties style:font-name="Liberation Serif" fo:font-size="16pt" style:font-size-asian="16pt" style:font-size-complex="16pt"/>
    </style:style>
    <style:style style:name="P2" style:family="paragraph">
      <style:paragraph-properties style:writing-mode="lr-tb"/>
      <style:text-properties style:font-name="Liberation Serif" fo:font-size="16pt" fo:language="fr" fo:country="FR" style:font-size-asian="16pt" style:font-size-complex="16pt"/>
    </style:style>
    <style:style style:name="P3" style:family="paragraph">
      <style:text-properties style:font-name="Liberation Serif" fo:font-size="16pt" fo:language="fr" fo:country="FR" style:font-size-asian="16pt" style:font-size-complex="16pt"/>
    </style:style>
    <style:style style:name="P4" style:family="paragraph" style:parent-style-name="Standard">
      <style:text-properties style:font-name="Liberation Serif" fo:font-size="16pt" style:font-size-asian="16pt" style:font-size-complex="16pt"/>
    </style:style>
    <style:style style:name="P5" style:family="paragraph" style:parent-style-name="Standard">
      <style:paragraph-properties fo:margin-left="0cm" fo:margin-right="0cm" fo:text-align="start" style:justify-single-word="false" fo:orphans="2" fo:widows="2" fo:text-indent="0cm" style:auto-text-indent="false"/>
      <style:text-properties fo:color="#000000" loext:opacity="100%" style:font-name="Liberation Serif" fo:font-size="16pt" officeooo:paragraph-rsid="0007799a" style:font-size-asian="16pt" style:font-size-complex="16pt"/>
    </style:style>
    <style:style style:name="T1" style:family="text">
      <style:text-properties fo:font-variant="normal" fo:text-transform="none" fo:color="#dcddde" loext:opacity="100%" style:font-name="Whitney" fo:font-size="13.5pt" fo:letter-spacing="normal" fo:font-style="normal" fo:font-weight="normal"/>
    </style:style>
    <style:style style:name="T2" style:family="text">
      <style:text-properties fo:font-variant="normal" fo:text-transform="none" fo:color="#dcddde" loext:opacity="100%" fo:font-size="13.5pt" fo:letter-spacing="normal" fo:font-style="normal" fo:font-weight="normal"/>
    </style:style>
    <style:style style:name="T3" style:family="text">
      <style:text-properties fo:font-variant="normal" fo:text-transform="none" fo:color="#dcddde" loext:opacity="100%" fo:letter-spacing="normal" fo:font-style="normal" fo:font-weight="normal"/>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letter-spacing="normal" fo:font-style="normal" fo:font-weight="normal" officeooo:rsid="0007799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4">Dear Gwen TAYLOR and Sébastien GARAMOND, </text:span></text:p>
      <text:p text:style-name="P5"><text:span text:style-name="T4"/></text:p>
      <text:p text:style-name="P5"><text:span text:style-name="T4">I am Pascal ZHAN, a website creator from Panda Website and i'll be in charge of your wedding website. I would like to ask you some question in order to satisfy your request : </text:span></text:p>
      <text:p text:style-name="P5"><text:span text:style-name="T4">First, some personal questions :</text:span></text:p>
      <text:p text:style-name="P5"><text:span text:style-name="T4">- When and where will the wedding take place ?</text:span></text:p>
      <text:p text:style-name="P5"><text:span text:style-name="T4">- Should I include the guest list in the website ?</text:span></text:p>
      <text:p text:style-name="P5"><text:span text:style-name="T4">- Do you want to show the menu ?</text:span></text:p>
      <text:p text:style-name="P5"><text:span text:style-name="T4">Now I'll ask you other questions about the privacy of your website :</text:span></text:p>
      <text:p text:style-name="P5"><text:span text:style-name="T4">- Does showing your love story to stranger bothers you ? (If yes, then I recommend you to restrict the access of your website.)</text:span></text:p>
      <text:p text:style-name="P5"><text:span text:style-name="T4">- Are you willing to put any contact information (email, phone number...) ? </text:span></text:p>
      <text:p text:style-name="P5"><text:span text:style-name="T4">- Do you have any ideas of design for your website ?</text:span></text:p>
      <text:p text:style-name="P5"><text:span text:style-name="T4"/></text:p>
      <text:p text:style-name="P5"><text:span text:style-name="T4">That's all the question I have for now, we will do our best for your request.</text:span></text:p>
      <text:p text:style-name="P5"><text:span text:style-name="T4">Thank you for choosing Panda Website. If you want to contact us for more details, please send a email at : </text:span><text:span text:style-name="T5">pascalzhan555@gmail.com</text:span><text:span text:style-name="T4"> </text:span></text:p>
      <text:p text:style-name="P5"><text:span text:style-name="T4"/></text:p>
      <text:p text:style-name="P5"><text:span text:style-name="T4">Best, Panda Website</text:span> </text:p>
      <text:p text:style-name="P5"/>
      <text:p text:style-name="Preformatted_20_Text"><text:bookmark text:name="tw-target-text"/>Chers Gwen TAYLOR et Sébastien GARAMOND,</text:p>
      <text:p text:style-name="Preformatted_20_Text"/>
      <text:p text:style-name="Preformatted_20_Text">Je suis Pascal ZHAN, créateur de site internet de Panda Website et je serai en charge de votre site internet de mariage. Je voudrais vous poser une question afin de satisfaire votre demande :</text:p>
      <text:p text:style-name="Preformatted_20_Text">Tout d'abord, quelques questions personnelles :</text:p>
      <text:p text:style-name="Preformatted_20_Text">- Quand et où aura lieu le mariage ?</text:p>
      <text:p text:style-name="Preformatted_20_Text">- Dois-je inclure la liste des invités dans le site Web ?</text:p>
      <text:p text:style-name="Preformatted_20_Text">- Voulez-vous afficher le menu ?</text:p>
      <text:p text:style-name="Preformatted_20_Text">Je vais maintenant vous poser d'autres questions sur la confidentialité de votre site web :</text:p>
      <text:p text:style-name="Preformatted_20_Text">- Montrer votre histoire d'amour à un inconnu vous dérange ? (Si oui, je vous recommande de restreindre l'accès à votre site Web.)</text:p>
      <text:p text:style-name="Preformatted_20_Text">- Êtes-vous prêt à mettre des informations de contact (email, numéro de téléphone...) ?</text:p>
      <text:p text:style-name="Preformatted_20_Text">- Avez-vous des idées de design pour votre site web ?</text:p>
      <text:p text:style-name="Preformatted_20_Text"/>
      <text:p text:style-name="Preformatted_20_Text"><text:soft-page-break/>C'est toute la question que j'ai pour le moment, nous ferons de notre mieux pour votre demande.</text:p>
      <text:p text:style-name="Preformatted_20_Text">Merci d'avoir choisi le site Web Panda. Si vous souhaitez nous contacter pour plus de détails, veuillez envoyer un email à : pascalzhan555@gmail.com</text:p>
      <text:p text:style-name="Preformatted_20_Text"/>
      <text:p text:style-name="Preformatted_20_Text">Meilleur, site Web Panda</text:p>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hitney" svg:font-family="Whitney, 'Helvetica Neue', Helvetica, Arial, sans-serif"/>
    <style:font-face style:name="inherit" svg:font-family="inherit"/>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18T00:44:48.451000000</meta:creation-date>
    <dc:date>2021-12-18T01:03:52.864000000</dc:date>
    <meta:editing-duration>PT8M54S</meta:editing-duration>
    <meta:editing-cycles>1</meta:editing-cycles>
    <meta:document-statistic meta:table-count="0" meta:image-count="0" meta:object-count="0" meta:page-count="2" meta:paragraph-count="26" meta:word-count="358" meta:character-count="1958" meta:non-whitespace-character-count="1621"/>
    <meta:generator>LibreOffice/7.1.0.3$Windows_X86_64 LibreOffice_project/f6099ecf3d29644b5008cc8f48f42f4a40986e4c</meta:generator>
  </office:meta>
</office:document-meta>
</file>